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Courier 10 Pitch" svg:font-family="'Courier 10 Pitch'" style:font-pitch="fixed"/>
    <style:font-face style:name="AnjaliOldLipi" svg:font-family="AnjaliOldLipi" style:font-pitch="variable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6pt" fo:font-weight="bold" officeooo:rsid="0014c1a7" officeooo:paragraph-rsid="0014c1a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handas" fo:font-size="16pt" fo:font-weight="bold" officeooo:rsid="001f2601" officeooo:paragraph-rsid="001f260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andas" fo:font-size="16pt" fo:font-weight="bold" officeooo:rsid="0016ee3e" officeooo:paragraph-rsid="0016ee3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andas" fo:font-size="16pt" fo:font-weight="bold" officeooo:rsid="0017be7b" officeooo:paragraph-rsid="0017be7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ndas" fo:font-size="16pt" fo:font-weight="bold" officeooo:rsid="001917ae" officeooo:paragraph-rsid="001917a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andas" fo:font-size="16pt" fo:font-weight="bold" officeooo:rsid="001c3ee0" officeooo:paragraph-rsid="001c3ee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handas" fo:font-size="16pt" officeooo:rsid="0014c1a7" officeooo:paragraph-rsid="0014c1a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ize="14pt" officeooo:rsid="0014656b" officeooo:paragraph-rsid="0014656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4pt" officeooo:rsid="0014c1a7" officeooo:paragraph-rsid="0014c1a7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entury Schoolbook L" fo:font-size="14pt" officeooo:rsid="0014c1a7" officeooo:paragraph-rsid="0014c1a7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entury Schoolbook L" fo:font-size="14pt" officeooo:rsid="001eff74" officeooo:paragraph-rsid="001eff7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fo:font-weight="bold" officeooo:rsid="0014656b" officeooo:paragraph-rsid="0014656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14pt" fo:font-weight="bold" officeooo:rsid="0014c1a7" officeooo:paragraph-rsid="0014c1a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7be7b" officeooo:paragraph-rsid="0017be7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a9a0b" officeooo:paragraph-rsid="001a9a0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b1184" officeooo:paragraph-rsid="001b118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b36cc" officeooo:paragraph-rsid="001b36c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c3ee0" officeooo:paragraph-rsid="001c3ee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c6259" officeooo:paragraph-rsid="001c625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f2601" officeooo:paragraph-rsid="001f260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f2601" officeooo:paragraph-rsid="001f59c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4pt" fo:font-weight="normal" officeooo:rsid="001f2601" officeooo:paragraph-rsid="001f260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Century Schoolbook L" fo:font-size="14pt" fo:font-weight="normal" officeooo:rsid="0017be7b" officeooo:paragraph-rsid="0017be7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Century Schoolbook L" fo:font-size="14pt" fo:font-weight="normal" officeooo:rsid="001f2601" officeooo:paragraph-rsid="001f260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Courier 10 Pitch" fo:font-size="14pt" fo:font-weight="normal" officeooo:rsid="001f2601" officeooo:paragraph-rsid="001f260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e"/>
    </style:style>
    <style:style style:name="T3" style:family="text">
      <style:text-properties officeooo:rsid="001b1184"/>
    </style:style>
    <style:style style:name="T4" style:family="text">
      <style:text-properties officeooo:rsid="001c3ee0"/>
    </style:style>
    <style:style style:name="T5" style:family="text">
      <style:text-properties officeooo:rsid="001d4539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fo:font-size="13pt" style:font-size-asian="13pt" style:font-size-complex="13pt"/>
    </style:style>
    <style:style style:name="T8" style:family="text">
      <style:text-properties style:font-name="Courier 10 Pitch" fo:font-size="13pt" officeooo:rsid="001f2601" style:font-size-asian="13pt" style:font-size-complex="13pt"/>
    </style:style>
    <style:style style:name="T9" style:family="text">
      <style:text-properties officeooo:rsid="001f59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2">Dokumentacja techniczna</text:p>
      <text:p text:style-name="P8">Projekt gra w C - „Shooter”</text:p>
      <text:p text:style-name="P8">Autor: Mateusz Szałowski</text:p>
      <text:p text:style-name="P8">298976</text:p>
      <text:p text:style-name="P8"/>
      <text:p text:style-name="P13">Opis projektu</text:p>
      <text:p text:style-name="P9">Projekt Shooter to gra zręcznościowa, jednopoziomowa <text:span text:style-name="T5">i</text:span> jednoosobowa. Kod programu został napisany w języku C (standard c99)</text:p>
      <text:p text:style-name="P9">oraz z użyciem darmowej biblioteki graficznej SDL2.0. Do działania programu wymagana jest zainstalowana biblioteka SDL w wersji 2.0</text:p>
      <text:p text:style-name="P9">oraz biblioteki SDL_image i SDL_ttf.</text:p>
      <text:p text:style-name="P9"/>
      <text:p text:style-name="P13">Spis treści</text:p>
      <text:list xml:id="list3542407348209478966" text:style-name="L1">
        <text:list-item>
          <text:p text:style-name="P10">Podział na moduły</text:p>
        </text:list-item>
        <text:list-item>
          <text:p text:style-name="P11">structures.h</text:p>
        </text:list-item>
        <text:list-item>
          <text:p text:style-name="P10">SDL_initialization_functions.c</text:p>
        </text:list-item>
        <text:list-item>
          <text:p text:style-name="P10">main3.c</text:p>
        </text:list-item>
        <text:list-item>
          <text:p text:style-name="P10">player.c</text:p>
        </text:list-item>
        <text:list-item>
          <text:p text:style-name="P10">enemy.c</text:p>
        </text:list-item>
        <text:list-item>
          <text:p text:style-name="P10">bullet.c</text:p>
        </text:list-item>
      </text:list>
      <text:p text:style-name="P9"/>
      <text:p text:style-name="P1">Podział na moduły</text:p>
      <text:p text:style-name="P9">Kod programu podzielony jest na 6 plików źródłowych oraz 6 plików nagłówkowych w celu lepszej nawigacji podczas jego tworzenia.</text:p>
      <text:p text:style-name="P9"/>
      <text:p text:style-name="P2">Structures.h</text:p>
      <text:p text:style-name="P20">W tym pliku znajdują się globalne struktury gracza, pocisku, wroga, listy pocisków oraz listy wrogów. Są zdefiniowane globalnie, ponieważ wspólnie korzystają z nich funkcje zawarte w plikach: player.c, enemy.c, bullet.c.</text:p>
      <text:p text:style-name="P20"/>
      <text:p text:style-name="P24"/>
      <text:p text:style-name="P21">Oto struktury:</text:p>
      <text:p text:style-name="P21"><text:span text:style-name="T6">//strukura player</text:span></text:p>
      <text:p text:style-name="P22">typedef struct {</text:p>
      <text:p text:style-name="P22"><text:s text:c="2"/>float x_pos;</text:p>
      <text:p text:style-name="P22"><text:s text:c="2"/>float y_pos;</text:p>
      <text:p text:style-name="P22"><text:s text:c="2"/>float x_vel;</text:p>
      <text:p text:style-name="P22"><text:s text:c="2"/>float y_vel;</text:p>
      <text:p text:style-name="P22"><text:s text:c="2"/>int center_x;</text:p>
      <text:p text:style-name="P22"><text:s text:c="2"/>int center_y;</text:p>
      <text:p text:style-name="P22"><text:s text:c="2"/>int rotation_angle;</text:p>
      <text:p text:style-name="P22"><text:s text:c="2"/>unsigned int hP;</text:p>
      <text:p text:style-name="P22"><text:s text:c="2"/>int score;</text:p>
      <text:p text:style-name="P22">} playerStr;</text:p>
      <text:p text:style-name="P22"/>
      <text:p text:style-name="P22">//struktura enemy</text:p>
      <text:p text:style-name="P22">typedef struct</text:p>
      <text:p text:style-name="P22">{</text:p>
      <text:p text:style-name="P22"><text:s text:c="2"/>float x_pos;</text:p>
      <text:p text:style-name="P22"><text:s text:c="2"/>float y_pos;</text:p>
      <text:p text:style-name="P22"><text:s text:c="2"/>float x_vel;</text:p>
      <text:p text:style-name="P22"><text:s text:c="2"/>float y_vel;</text:p>
      <text:p text:style-name="P22"><text:s text:c="2"/>float center_x;</text:p>
      <text:p text:style-name="P22"><text:s text:c="2"/>float center_y;</text:p>
      <text:p text:style-name="P22"><text:s text:c="2"/>int rotation_angle;</text:p>
      <text:p text:style-name="P22"><text:s text:c="2"/>unsigned int hP;</text:p>
      <text:p text:style-name="P22">} EnemyStr;</text:p>
      <text:p text:style-name="P22"/>
      <text:p text:style-name="P22">//struktura list of enemies</text:p>
      <text:p text:style-name="P22">typedef struct ENEMY_LE Enemy_le;</text:p>
      <text:p text:style-name="P22">extern struct ENEMY_LE</text:p>
      <text:p text:style-name="P22">{</text:p>
      <text:p text:style-name="P22"><text:s text:c="2"/>EnemyStr* this_enemy;</text:p>
      <text:p text:style-name="P22"><text:s text:c="2"/>struct ENEMY_LE* next_enemy;</text:p>
      <text:p text:style-name="P22">};</text:p>
      <text:p text:style-name="P22"/>
      <text:p text:style-name="P25"/>
      <text:p text:style-name="P22">//struktura bullet</text:p>
      <text:p text:style-name="P22">typedef struct {</text:p>
      <text:p text:style-name="P22"><text:s text:c="2"/>float x_pos;</text:p>
      <text:p text:style-name="P22"><text:s text:c="2"/>float y_pos;</text:p>
      <text:p text:style-name="P22"><text:s text:c="2"/>float x_vel;</text:p>
      <text:p text:style-name="P22"><text:s text:c="2"/>float y_vel;</text:p>
      <text:p text:style-name="P22"><text:s text:c="2"/>float target_x;</text:p>
      <text:p text:style-name="P22"><text:s text:c="2"/>float target_y;</text:p>
      <text:p text:style-name="P22">} bulletStr;</text:p>
      <text:p text:style-name="P22"/>
      <text:p text:style-name="P22">//struktura list of bullets</text:p>
      <text:p text:style-name="P22">typedef struct BULLET_NODE bulletNode;</text:p>
      <text:p text:style-name="P22">extern struct BULLET_NODE</text:p>
      <text:p text:style-name="P22">{</text:p>
      <text:p text:style-name="P22"><text:s text:c="2"/>bulletStr* this_bullet;</text:p>
      <text:p text:style-name="P22"><text:s text:c="2"/>struct BULLET_NODE* next_bulletNode;</text:p>
      <text:p text:style-name="P22">};</text:p>
      <text:p text:style-name="P9"/>
      <text:p text:style-name="P7"><text:span text:style-name="T1">SDL_initialization_functions.c</text:span></text:p>
      <text:p text:style-name="P9">Plik SDL_initialization_functions.c odpowiada za zainicjalizowanie biblioteki SDL, utworzenie wskaźników na odpowiednie struktury potrzebne do renderowania okna. Oprócz tego, znajdują się tam funkcje ładujące wszelkie media do programu tj. obrazki. <text:span text:style-name="T2">Zdefiniowana jest wielkość ekranu oraz podlinkowane biblioteki SDL.</text:span></text:p>
      <text:p text:style-name="P9"/>
      <text:p text:style-name="P3">screen_functions.c</text:p>
      <text:p text:style-name="P14">W tym pliku znajduje się funkcja boolowska mouseOver(SDL_Rect), która zwraca <text:span text:style-name="T9">prawdę</text:span> jeśli myszka znajduje się w danym obszarze – rectangle.</text:p>
      <text:p text:style-name="P14"/>
      <text:p text:style-name="P23"/>
      <text:p text:style-name="P4">main3.c</text:p>
      <text:p text:style-name="P14">Ten plik zawiera w sobie najważniejszy core całej gry. Tutaj renderowane są na bieżąco obiekty i świat oraz wywoływane wszystkie funkcje z innych plików. Ponadto plik obsługuje zdarzenia (events) z klawiatury i myszki i decyduje co gra w danym momencie ma zrobić. Tutaj też znajduje się (main loop) główna pętla całej gry, która wykonuje się nieustannie z opóźnieniem 1/60 sekundy.</text:p>
      <text:p text:style-name="P14"/>
      <text:p text:style-name="P4">player.c</text:p>
      <text:p text:style-name="P14">W tym pliku znajdują się wszystkie funkcje dotyczące obiektu gracza.</text:p>
      <text:p text:style-name="P14"/>
      <text:p text:style-name="P14"><text:span text:style-name="T7">createPlayer()</text:span> - tworzy strukturę playerStr i alokuje na nią pamięć.</text:p>
      <text:p text:style-name="P14"><text:span text:style-name="T7">DestroyPlayer()</text:span> - zwalnia pamięć gracza.</text:p>
      <text:p text:style-name="P14"><text:span text:style-name="T7">movePlayer() </text:span>- aktualizuje pozycję gracza w oparciu o wciśnięte na. klawiaturze przyciski oraz pozycję myszki.</text:p>
      <text:p text:style-name="P14"><text:span text:style-name="T7">renderPlayer() </text:span>- renderuje texturę gracza na ekranie.</text:p>
      <text:p text:style-name="P14"><text:span text:style-name="T7">renderPlayerScore()</text:span> - renderuje licznik punktów gracza.</text:p>
      <text:p text:style-name="P14"/>
      <text:p text:style-name="P5">enemy.c</text:p>
      <text:p text:style-name="P15">W tym pliku znajdują się wszystkie funkcje dotyczące obiektu wroga.</text:p>
      <text:p text:style-name="P15">Większość z nich jest podobna do tych z player.c, ale oprócz tego mamy jeszczę obsługę list jednokierunkowych.</text:p>
      <text:p text:style-name="P15"/>
      <text:p text:style-name="P15"><text:span text:style-name="T8">c</text:span><text:span text:style-name="T7">reateEnemy()</text:span> - tworzy strukturę EnemyStr* i alokuje pamięć.</text:p>
      <text:p text:style-name="P15"/>
      <text:p text:style-name="P15"><text:span text:style-name="T7">checkCollision(SDL_Rect 1, SDL_Rect 2) </text:span>– funkcja boolowska, która sprawdza czy 2 obiekty kolidują ze sobą na mapie.</text:p>
      <text:p text:style-name="P15"/>
      <text:p text:style-name="P15"><text:span text:style-name="T7">createEnemyNode(EnemyStr* new) </text:span>– tworzy wierzchołek listy jednokierunkowej przechowującej struktury wroga.</text:p>
      <text:p text:style-name="P15"/>
      <text:p text:style-name="P15"><text:span text:style-name="T7">appendEnemyNode(EnemyStr* new)</text:span> – tworzy wierzchołek ze struktury wroga i dodaje go na koniec listy wrogów <text:span text:style-name="T4">(zdefiniowanej globalnie).</text:span></text:p>
      <text:p text:style-name="P15"/>
      <text:p text:style-name="P15"><text:soft-page-break/><text:span text:style-name="T7">updateEnemyPos(EnemyStr* enemy, playerStr* player)</text:span> – podobnie do funkcji movePlayer() aktualizuje pozycje konkretnego wroga. Jednakże funkcja ta za ‘target’ obiektu obiera aktualną pozycję gracza.</text:p>
      <text:p text:style-name="P15"/>
      <text:p text:style-name="P15"><text:span text:style-name="T7">updateEnemiesPositions(playerStr* player) </text:span>– funkcja aktualizuje pozycje wszystkich wrogów znajdujących się obecnie na liście.</text:p>
      <text:p text:style-name="P15"/>
      <text:p text:style-name="P15"><text:span text:style-name="T8">h</text:span><text:span text:style-name="T7">andleCollisionBetweenEnemies() </text:span>– funkcja, która obsługuje kolizje pomiędzy wszystkimi wrogami na liście i nie dopuszcza do pokrywania się ich te<text:span text:style-name="T3">ks</text:span>tur na ekranie.</text:p>
      <text:p text:style-name="P15"/>
      <text:p text:style-name="P15"><text:span text:style-name="T7">makeRoute(playerStr* player) </text:span>– <text:s/><text:span text:style-name="T3">gdy gracz próbuje przejść przez wrogów funkcja ta „rozpycha” ich na boki tworząc wolne przejście dla gracza.</text:span></text:p>
      <text:p text:style-name="P15"/>
      <text:p text:style-name="P16"><text:span text:style-name="T8">r</text:span><text:span text:style-name="T7">emoveDeadEnemies() </text:span>- ta funkcja usuwa wszystkich zabitych wrogów (tych o zerowym hp) z listy jednokierunkowej. Zwalnia też pamięć potrzebną do ich przechowywania.<text:line-break/></text:p>
      <text:p text:style-name="P16"/>
      <text:p text:style-name="P17"><text:span text:style-name="T8">r</text:span><text:span text:style-name="T7">enderAllEnemies() </text:span>- funkcja renderująca wszystkich graczy z listy na ekranie gry.</text:p>
      <text:p text:style-name="P17"/>
      <text:p text:style-name="P6">Bullet.c</text:p>
      <text:p text:style-name="P18">W tym pliku znajdują się wszystkie funkcje obsługujące zdarzenia, tworzenie, dodawanie na listę, usuwanie z niej oraz niszczenie pocisków, <text:s/>które mogą zostać wystrzelone przez gracza lub wroga.</text:p>
      <text:p text:style-name="P18"/>
      <text:p text:style-name="P18"><text:span text:style-name="T7">createBulletP(playerStr* player)</text:span> – funkcja tworzy pocisk wystrzelony z pozycji gracza i lecący w stronę kursora myszki.</text:p>
      <text:p text:style-name="P18"/>
      <text:p text:style-name="P18"><text:span text:style-name="T7">createBulletE(EnemyStr* enemy, playerStr* player)</text:span> – funkcja tworzy pocisk lecący w stronę gracza (w chwili wystrzelenia) oraz pojawiający początkowo w pozycji wroga, który go wystrzelił.</text:p>
      <text:p text:style-name="P18"/>
      <text:p text:style-name="P18"><text:span text:style-name="T7">createBulletNode(bulletStr* bullet)</text:span> – funkcja tworzy nowy Node listy jednokierunkowej pocisków.</text:p>
      <text:p text:style-name="P18"/>
      <text:p text:style-name="P18"><text:soft-page-break/><text:span text:style-name="T7">appendBulletNode(bulletStr* new_bullet) </text:span>– funkcja tworzy nowy Node i dodaje go na koniec listy pocisków. (zdefiniowanej globalnie).</text:p>
      <text:p text:style-name="P18"/>
      <text:p text:style-name="P18"><text:span text:style-name="T8">m</text:span><text:span text:style-name="T7">oveBullet(bulletStr*</text:span> <text:span text:style-name="T7">bullet)</text:span> - aktualizacja pozycji danego pocisku.</text:p>
      <text:p text:style-name="P18"/>
      <text:p text:style-name="P18"><text:span text:style-name="T8">m</text:span><text:span text:style-name="T7">oveAllBullets()</text:span> – aktualizacja pozycji wszystkich pocisków na liście.</text:p>
      <text:p text:style-name="P18"/>
      <text:p text:style-name="P18"><text:span text:style-name="T7">bool outside_screen(bulletStr* bullet)</text:span> – funkcja boolowska, która zwraca true jeśli pocisk znajduje się poza ekranem</text:p>
      <text:p text:style-name="P18"/>
      <text:p text:style-name="P18"><text:span text:style-name="T7">removeBulletNode(bulletStr* bullet_to_delete)</text:span> – usuwa konkretny Node z listy pocisków i zwalnia pamięć używaną do jego przechowywania.</text:p>
      <text:p text:style-name="P18"/>
      <text:p text:style-name="P18"><text:span text:style-name="T7">removeCollidingBulletsP(playerStr* player)</text:span> – usuwa z listy pocisków pociski, które są w kolizji z graczem na mapie.</text:p>
      <text:p text:style-name="P18"/>
      <text:p text:style-name="P19"><text:span text:style-name="T7">removeCollidingBulletsE(EnemyStr* enemy, playerStr* player) </text:span>– usuwa wszystkie pociski kolidujące z wrogiem na mapie oraz dodaje punkty graczowi.</text:p>
      <text:p text:style-name="P19"/>
      <text:p text:style-name="P19"><text:span text:style-name="T8">r</text:span><text:span text:style-name="T7">enderAllBullets()</text:span> – renderuje wszystkie pociski znajdujące się na liście na mapie gry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Courier 10 Pitch" svg:font-family="'Courier 10 Pitch'" style:font-pitch="fixed"/>
    <style:font-face style:name="AnjaliOldLipi" svg:font-family="AnjaliOldLipi" style:font-pitch="variable"/>
    <style:font-face style:name="Chandas" svg:font-family="Chandas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7:01.687423624</meta:creation-date>
    <dc:date>2018-02-12T21:02:35.572868352</dc:date>
    <meta:editing-duration>PT5H14M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6" meta:paragraph-count="107" meta:word-count="763" meta:character-count="5896" meta:non-whitespace-character-count="5172"/>
  </office:meta>
</office:document-meta>
</file>